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101cm" fo:margin-left="0cm" table:align="left" style:may-break-between-rows="true" table:border-model="collapsing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768cm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24" style:family="table-row">
      <style:table-row-properties fo:keep-together="auto"/>
    </style:style>
    <style:style style:name="Table1.A31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1.B31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67ac6" officeooo:paragraph-rsid="00067ac6"/>
    </style:style>
    <style:style style:name="P2" style:family="paragraph" style:parent-style-name="Standard">
      <style:text-properties fo:font-size="16pt" fo:font-weight="bold" officeooo:rsid="00067ac6" officeooo:paragraph-rsid="00067ac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067ac6" officeooo:paragraph-rsid="00067ac6" style:font-size-asian="14pt" style:font-size-complex="14pt"/>
    </style:style>
    <style:style style:name="P4" style:family="paragraph" style:parent-style-name="Standard">
      <style:text-properties fo:font-size="14pt" officeooo:rsid="00067ac6" officeooo:paragraph-rsid="000885c5" style:font-size-asian="14pt" style:font-size-complex="14pt"/>
    </style:style>
    <style:style style:name="P5" style:family="paragraph" style:parent-style-name="Standard">
      <style:text-properties fo:font-size="14pt" officeooo:rsid="0007961e" officeooo:paragraph-rsid="0007961e" style:font-size-asian="14pt" style:font-size-complex="14pt"/>
    </style:style>
    <style:style style:name="P6" style:family="paragraph" style:parent-style-name="Standard">
      <style:text-properties fo:color="#000000" loext:opacity="100%" style:font-name="IBMPlexMono" fo:font-size="12pt" fo:font-weight="normal" officeooo:paragraph-rsid="00067ac6" fo:background-color="#ffffff" style:font-size-asian="12pt" style:font-size-complex="12pt"/>
    </style:style>
    <style:style style:name="P7" style:family="paragraph" style:parent-style-name="Standard">
      <style:text-properties fo:color="#000000" loext:opacity="100%" style:font-name="IBMPlexMono" fo:font-size="12pt" fo:font-weight="normal" officeooo:paragraph-rsid="000885c5" fo:background-color="#ffffff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IBMPlexMono" fo:font-size="12pt" fo:font-style="normal" fo:text-shadow="none" style:text-underline-style="none" fo:font-weight="normal" officeooo:paragraph-rsid="000885c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IBMPlexMono" fo:font-size="12pt" fo:font-style="normal" fo:text-shadow="none" style:text-underline-style="none" fo:font-weight="normal" officeooo:rsid="000885c5" officeooo:paragraph-rsid="000885c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885c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86bf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85c5" officeooo:paragraph-rsid="000885c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961e" officeooo:paragraph-rsid="00079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6bf4" officeooo:paragraph-rsid="00086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6bf4" officeooo:paragraph-rsid="000885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rsid="0007961e" officeooo:paragraph-rsid="0007961e"/>
    </style:style>
    <style:style style:name="P17" style:family="paragraph" style:parent-style-name="Standard">
      <style:text-properties officeooo:rsid="00086bf4" officeooo:paragraph-rsid="00086bf4"/>
    </style:style>
    <style:style style:name="P18" style:family="paragraph" style:parent-style-name="Standard">
      <style:text-properties fo:font-size="12pt" officeooo:rsid="00067ac6" officeooo:paragraph-rsid="00067ac6" style:font-size-asian="12pt" style:font-size-complex="12pt"/>
    </style:style>
    <style:style style:name="P19" style:family="paragraph" style:parent-style-name="Standard">
      <style:text-properties fo:font-size="14pt" officeooo:rsid="00067ac6" officeooo:paragraph-rsid="000885c5" style:font-size-asian="14pt" style:font-size-complex="14pt"/>
    </style:style>
    <style:style style:name="T1" style:family="text">
      <style:text-properties officeooo:rsid="00086bf4"/>
    </style:style>
    <style:style style:name="T2" style:family="text">
      <style:text-properties officeooo:rsid="000885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 All Facilities API</text:p>
      <text:p text:style-name="P1"/>
      <text:p text:style-name="P3">End Point:</text:p>
      <text:p text:style-name="P1"/>
      <text:p text:style-name="P1"><text:a xlink:type="simple" xlink:href="http://127.0.0.1:8000/api/facility/all/" text:style-name="Internet_20_link" text:visited-style-name="Visited_20_Internet_20_Link">http://127.0.0.1:8000/api/facility/all/</text:a></text:p>
      <text:p text:style-name="P1"/>
      <text:p text:style-name="P1"/>
      <text:p text:style-name="P3">Flow:</text:p>
      <text:p text:style-name="P1"/>
      <text:p text:style-name="P1">This API is used to get all facilities available in postgre<text:span text:style-name="T1">sql</text:span> database.</text:p>
      <text:p text:style-name="P1"/>
      <text:p text:style-name="P1">Additionally we added a pagination functionality to this API so that user can get the records in specified amount.</text:p>
      <text:p text:style-name="P1"/>
      <text:p text:style-name="P1"/>
      <text:p text:style-name="P5">Field Mapping:</text:p>
      <text:p text:style-name="P16"/>
      <text:p text:style-name="P17">Database Name: postgres</text:p>
      <text:p text:style-name="P16"/>
      <table:table table:name="Table1" table:style-name="Table1" table:template-name="Simple Grid Columns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Request_Response_Field</text:p>
          </table:table-cell>
          <table:table-cell table:style-name="Table1.B1" office:value-type="string">
            <text:p text:style-name="P13">Database_Table_Name</text:p>
          </table:table-cell>
          <table:table-cell table:style-name="Table1.A1" office:value-type="string">
            <text:p text:style-name="P13">Table_Field_Name</text:p>
          </table:table-cell>
        </table:table-row>
        <table:table-row>
          <table:table-cell table:style-name="Table1.A2" office:value-type="string">
            <text:p text:style-name="P13">id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4">id</text:p>
          </table:table-cell>
        </table:table-row>
        <table:table-row>
          <table:table-cell table:style-name="Table1.A2" office:value-type="string">
            <text:p text:style-name="P14">location_id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4">location_id</text:p>
          </table:table-cell>
        </table:table-row>
        <table:table-row>
          <table:table-cell table:style-name="Table1.A2" office:value-type="string">
            <text:p text:style-name="P14">applicant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4">applicant</text:p>
          </table:table-cell>
        </table:table-row>
        <table:table-row>
          <table:table-cell table:style-name="Table1.A2" office:value-type="string">
            <text:p text:style-name="P14">facility_type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4">facility_type</text:p>
          </table:table-cell>
        </table:table-row>
        <table:table-row>
          <table:table-cell table:style-name="Table1.A2" office:value-type="string">
            <text:p text:style-name="P14">cnn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4">cnn</text:p>
          </table:table-cell>
        </table:table-row>
        <table:table-row>
          <table:table-cell table:style-name="Table1.A2" office:value-type="string">
            <text:p text:style-name="P11">location_description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1">location_description</text:p>
          </table:table-cell>
        </table:table-row>
        <table:table-row>
          <table:table-cell table:style-name="Table1.A2" office:value-type="string">
            <text:p text:style-name="P11">address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1">address</text:p>
          </table:table-cell>
        </table:table-row>
        <table:table-row>
          <table:table-cell table:style-name="Table1.A2" office:value-type="string">
            <text:p text:style-name="P11">blocklot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1">blocklot</text:p>
          </table:table-cell>
        </table:table-row>
        <table:table-row>
          <table:table-cell table:style-name="Table1.A2" office:value-type="string">
            <text:p text:style-name="P11">block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1">block</text:p>
          </table:table-cell>
        </table:table-row>
        <table:table-row>
          <table:table-cell table:style-name="Table1.A2" office:value-type="string">
            <text:p text:style-name="P11">lot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0">lot</text:p>
          </table:table-cell>
        </table:table-row>
        <table:table-row>
          <table:table-cell table:style-name="Table1.A2" office:value-type="string">
            <text:p text:style-name="P11">permit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0">permit</text:p>
          </table:table-cell>
        </table:table-row>
        <table:table-row>
          <table:table-cell table:style-name="Table1.A2" office:value-type="string">
            <text:p text:style-name="P11">status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0">status</text:p>
          </table:table-cell>
        </table:table-row>
        <table:table-row>
          <table:table-cell table:style-name="Table1.A2" office:value-type="string">
            <text:p text:style-name="P11">foodItems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0">foodItems</text:p>
          </table:table-cell>
        </table:table-row>
        <table:table-row>
          <table:table-cell table:style-name="Table1.A2" office:value-type="string">
            <text:p text:style-name="P11">x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0">x</text:p>
          </table:table-cell>
        </table:table-row>
        <table:table-row>
          <table:table-cell table:style-name="Table1.A2" office:value-type="string">
            <text:p text:style-name="P11">y</text:p>
          </table:table-cell>
          <table:table-cell table:style-name="Table1.B2" office:value-type="string">
            <text:p text:style-name="P14">facility_app_facility</text:p>
          </table:table-cell>
          <table:table-cell table:style-name="Table1.A2" office:value-type="string">
            <text:p text:style-name="P10">y</text:p>
          </table:table-cell>
        </table:table-row>
        <table:table-row>
          <table:table-cell table:style-name="Table1.A2" office:value-type="string">
            <text:p text:style-name="P11">latitude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latitude</text:p>
          </table:table-cell>
        </table:table-row>
        <table:table-row>
          <table:table-cell table:style-name="Table1.A2" office:value-type="string">
            <text:p text:style-name="P11">longitude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longitude</text:p>
          </table:table-cell>
        </table:table-row>
        <table:table-row>
          <table:table-cell table:style-name="Table1.A2" office:value-type="string">
            <text:p text:style-name="P10">schedule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schedule</text:p>
          </table:table-cell>
        </table:table-row>
        <table:table-row>
          <table:table-cell table:style-name="Table1.A2" office:value-type="string">
            <text:p text:style-name="P10">dayshours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dayshours</text:p>
          </table:table-cell>
        </table:table-row>
        <table:table-row>
          <table:table-cell table:style-name="Table1.A2" office:value-type="string">
            <text:p text:style-name="P10">noi_sent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noi_sent</text:p>
          </table:table-cell>
        </table:table-row>
        <table:table-row>
          <table:table-cell table:style-name="Table1.A2" office:value-type="string">
            <text:p text:style-name="P10">approved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approved</text:p>
          </table:table-cell>
        </table:table-row>
        <table:table-row>
          <table:table-cell table:style-name="Table1.A2" office:value-type="string">
            <text:p text:style-name="P10">received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received</text:p>
          </table:table-cell>
        </table:table-row>
        <table:table-row table:style-name="Table1.24">
          <table:table-cell table:style-name="Table1.A2" office:value-type="string">
            <text:p text:style-name="P10">prior_permit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prior_permit</text:p>
          </table:table-cell>
        </table:table-row>
        <table:table-row table:style-name="Table1.24">
          <table:table-cell table:style-name="Table1.A2" office:value-type="string">
            <text:p text:style-name="P12">expiration_date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expiration_date</text:p>
          </table:table-cell>
        </table:table-row>
        <table:table-row table:style-name="Table1.24">
          <table:table-cell table:style-name="Table1.A2" office:value-type="string">
            <text:p text:style-name="P12">location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location</text:p>
          </table:table-cell>
        </table:table-row>
        <table:table-row table:style-name="Table1.24">
          <table:table-cell table:style-name="Table1.A2" office:value-type="string">
            <text:p text:style-name="P12">fire_prevention_districts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fire_prevention_districts</text:p>
          </table:table-cell>
        </table:table-row>
        <table:table-row table:style-name="Table1.24">
          <table:table-cell table:style-name="Table1.A2" office:value-type="string">
            <text:p text:style-name="P12">police_districts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police_districts</text:p>
          </table:table-cell>
        </table:table-row>
        <table:table-row table:style-name="Table1.24">
          <table:table-cell table:style-name="Table1.A2" office:value-type="string">
            <text:p text:style-name="P12">supervisor_districts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10">supervisor_districts</text:p>
          </table:table-cell>
        </table:table-row>
        <table:table-row table:style-name="Table1.24">
          <table:table-cell table:style-name="Table1.A2" office:value-type="string">
            <text:p text:style-name="P9">zip_codes</text:p>
          </table:table-cell>
          <table:table-cell table:style-name="Table1.B2" office:value-type="string">
            <text:p text:style-name="P15">facility_app_facility</text:p>
          </table:table-cell>
          <table:table-cell table:style-name="Table1.A2" office:value-type="string">
            <text:p text:style-name="P8">zip_codes</text:p>
          </table:table-cell>
        </table:table-row>
        <table:table-row table:style-name="Table1.24">
          <table:table-cell table:style-name="Table1.A31" office:value-type="string">
            <text:p text:style-name="P9">neighborhoods_old</text:p>
          </table:table-cell>
          <table:table-cell table:style-name="Table1.B31" office:value-type="string">
            <text:p text:style-name="P15">facility_app_facility</text:p>
          </table:table-cell>
          <table:table-cell table:style-name="Table1.A31" office:value-type="string">
            <text:p text:style-name="P8">neighborhoods_old</text:p>
          </table:table-cell>
        </table:table-row>
      </table:table>
      <text:p text:style-name="P16"><text:soft-page-break/></text:p>
      <text:p text:style-name="P1"/>
      <text:p text:style-name="P1"/>
      <text:p text:style-name="P3">Request:</text:p>
      <text:p text:style-name="P1"/>
      <text:p text:style-name="P18">http://127.0.0.1:8000/api/facility/all/?page=1&amp;size=1</text:p>
      <text:p text:style-name="P1"/>
      <text:p text:style-name="P1"/>
      <text:p text:style-name="P3">Response:</text:p>
      <text:p text:style-name="P1"/>
      <text:p text:style-name="P6">{</text:p>
      <text:p text:style-name="P6"><text:s text:c="2"/>"previous": null,</text:p>
      <text:p text:style-name="P6"><text:s text:c="2"/>"next": "http://127.0.0.1:8000/api/facility/all/?page=2&amp;size=1",</text:p>
      <text:p text:style-name="P6"><text:s text:c="2"/>"facility_available": 481,</text:p>
      <text:p text:style-name="P6"><text:s text:c="2"/>"facilities": [</text:p>
      <text:p text:style-name="P6"><text:s text:c="4"/>{</text:p>
      <text:p text:style-name="P6"><text:s text:c="6"/>"id": 1,</text:p>
      <text:p text:style-name="P6"><text:s text:c="6"/>"location_id": 1728067,</text:p>
      <text:p text:style-name="P6"><text:s text:c="6"/>"applicant": "Leo's Hot Dogs",</text:p>
      <text:p text:style-name="P6"><text:s text:c="6"/>"facility_type": "Push Cart",</text:p>
      <text:p text:style-name="P6"><text:s text:c="6"/>"cnn": 9121000,</text:p>
      <text:p text:style-name="P6"><text:s text:c="6"/>"location_description": "MISSION ST: 19TH ST to 20TH ST (2300 - 2399)",</text:p>
      <text:p text:style-name="P6"><text:s text:c="6"/>"address": "2301 MISSION ST",</text:p>
      <text:p text:style-name="P6"><text:s text:c="6"/>"blocklot": "3595031",</text:p>
      <text:p text:style-name="P6"><text:s text:c="6"/>"block": "3595",</text:p>
      <text:p text:style-name="P6"><text:s text:c="6"/>"lot": "031",</text:p>
      <text:p text:style-name="P6"><text:s text:c="6"/>"permit": "23MFF-00008",</text:p>
      <text:p text:style-name="P6"><text:s text:c="6"/>"status": "APPROVED",</text:p>
      <text:p text:style-name="P6"><text:s text:c="6"/>"foodItems": "Hot dogs and related toppings: non alcoholic beverages",</text:p>
      <text:p text:style-name="P6"><text:s text:c="6"/>"x": 6007018.02,</text:p>
      <text:p text:style-name="P6"><text:s text:c="6"/>"y": 2104913.057,</text:p>
      <text:p text:style-name="P6"><text:s text:c="6"/>"latitude": 37.76008693198698,</text:p>
      <text:p text:style-name="P6"><text:s text:c="6"/>"longitude": -122.41880648110114,</text:p>
      <text:p text:style-name="P6"><text:s text:c="6"/>"schedule": "http://bsm.sfdpw.org/PermitsTracker/reports/report.aspx?title=schedule&amp;report=rptSchedule&amp;params=permit=23MFF-00008&amp;ExportPDF=1&amp;Filename=23MFF-00008_schedule.pdf",</text:p>
      <text:p text:style-name="P6"><text:s text:c="6"/>"dayshours": null,</text:p>
      <text:p text:style-name="P6"><text:s text:c="6"/>"noi_sent": null,</text:p>
      <text:p text:style-name="P6"><text:s text:c="6"/>"approved": "09/20/2023 12:00:00 AM",</text:p>
      <text:p text:style-name="P6"><text:s text:c="6"/>"received": 20230920,</text:p>
      <text:p text:style-name="P6"><text:s text:c="6"/>"prior_permit": 1,</text:p>
      <text:p text:style-name="P6"><text:s text:c="6"/>"expiration_date": "11/15/2024 12:00:00 AM",</text:p>
      <text:p text:style-name="P6"><text:s text:c="6"/>"location": "(37.76008693198698, -122.41880648110114)",</text:p>
      <text:p text:style-name="P6"><text:s text:c="6"/>"fire_prevention_districts": 2,</text:p>
      <text:p text:style-name="P6"><text:s text:c="6"/>"police_districts": 4,</text:p>
      <text:p text:style-name="P6"><text:s text:c="6"/>"supervisor_districts": 7,</text:p>
      <text:p text:style-name="P6"><text:s text:c="6"/>"zip_codes": 28859,</text:p>
      <text:p text:style-name="P6"><text:s text:c="6"/>"neighborhoods_old": 19</text:p>
      <text:p text:style-name="P6"><text:s text:c="4"/>}</text:p>
      <text:p text:style-name="P6"><text:s text:c="2"/>]</text:p>
      <text:p text:style-name="P6">}</text:p>
      <text:p text:style-name="P4"><text:soft-page-break/></text:p>
      <text:p text:style-name="P4"/>
      <text:p text:style-name="P4"><text:span text:style-name="T2">Errors</text:span>:</text:p>
      <text:p text:style-name="P4"/>
      <text:p text:style-name="P7">{</text:p>
      <text:p text:style-name="P7"><text:s text:c="2"/>"error": "Please provide valid page number"</text:p>
      <text:p text:style-name="P7">}</text:p>
      <text:p text:style-name="P7"/>
      <text:p text:style-name="P7"/>
      <text:p text:style-name="P7">{</text:p>
      <text:p text:style-name="P7"><text:s text:c="2"/>"error": "Please provide valid page <text:span text:style-name="T2">size</text:span>"</text:p>
      <text:p text:style-name="P7">}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31:25.264849247</meta:creation-date>
    <dc:date>2024-05-09T14:30:22.731383814</dc:date>
    <meta:editing-duration>PT8M4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3" meta:paragraph-count="150" meta:word-count="256" meta:character-count="3022" meta:non-whitespace-character-count="2714"/>
  </office:meta>
</office:document-meta>
</file>